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4b61" style:font-style-asian="normal" style:font-weight-asian="bold" style:font-style-complex="normal" style:font-weight-complex="bold"/>
    </style:style>
    <style:style style:name="T4" style:family="text">
      <style:text-properties fo:color="#158466" style:font-name="DejaVu Sans" fo:font-style="normal" style:text-underline-style="none" fo:font-weight="bold" officeooo:rsid="00216c62" style:font-style-asian="normal" style:font-weight-asian="bold" style:font-style-complex="normal" style:font-weight-complex="bold"/>
    </style:style>
    <style:style style:name="T5" style:family="text">
      <style:text-properties style:font-name="DejaVu Sans"/>
    </style:style>
    <style:style style:name="T6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4b61" style:font-style-asian="normal" style:font-weight-asian="bold" style:font-style-complex="normal" style:font-weight-complex="bold"/>
    </style:style>
    <style:style style:name="MT4" style:family="text">
      <style:text-properties fo:color="#158466" style:font-name="DejaVu Sans" fo:font-style="normal" style:text-underline-style="none" fo:font-weight="bold" officeooo:rsid="00216c62" style:font-style-asian="normal" style:font-weight-asian="bold" style:font-style-complex="normal" style:font-weight-complex="bold"/>
    </style:style>
    <style:style style:name="M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6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</text:span><text:span text:style-name="MT3">1</text:span><text:span text:style-name="MT4">3.1</text:span><text:span text:style-name="MT5"> <text:s text:c="6"/></text:span><text:span text:style-name="MT6"><text:s text:c="19"/>Data: </text:span><text:span text:style-name="MT6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1-25T09:48:52.015340118</dc:date>
    <meta:editing-duration>PT36M16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" meta:word-count="4" meta:character-count="110" meta:non-whitespace-character-count="30"/>
  </office:meta>
</office:document-meta>
</file>